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zxx" fo:country="none" officeooo:rsid="0002b0ca" officeooo:paragraph-rsid="0002b0ca" style:language-asian="zxx" style:country-asian="none" style:language-complex="zxx" style:country-complex="none"/>
    </style:style>
    <style:style style:name="P2" style:family="paragraph" style:parent-style-name="Standard">
      <style:paragraph-properties style:line-height-at-least="0.019cm"/>
      <style:text-properties fo:language="zxx" fo:country="none" officeooo:rsid="0002b0ca" officeooo:paragraph-rsid="0002b0ca" style:language-asian="zxx" style:country-asian="none" style:language-complex="zxx" style:country-complex="none"/>
    </style:style>
    <style:style style:name="P3" style:family="paragraph" style:parent-style-name="Standard">
      <style:text-properties fo:language="zxx" fo:country="none" officeooo:paragraph-rsid="0002b0ca" style:language-asian="zxx" style:country-asian="none" style:language-complex="zxx" style:country-complex="none"/>
    </style:style>
    <style:style style:name="P4" style:family="paragraph" style:parent-style-name="Standard">
      <style:text-properties fo:language="zxx" fo:country="none" officeooo:rsid="001871a4" officeooo:paragraph-rsid="001871a4" style:language-asian="zxx" style:country-asian="none" style:language-complex="zxx" style:country-complex="none"/>
    </style:style>
    <style:style style:name="P5" style:family="paragraph" style:parent-style-name="Standard">
      <style:paragraph-properties fo:margin-top="0.199cm" fo:margin-bottom="0cm" loext:contextual-spacing="false"/>
      <style:text-properties fo:language="zxx" fo:country="none" officeooo:paragraph-rsid="0002b0ca" style:language-asian="zxx" style:country-asian="none" style:language-complex="zxx" style:country-complex="none"/>
    </style:style>
    <style:style style:name="P6" style:family="paragraph" style:parent-style-name="Standard">
      <style:paragraph-properties fo:margin-top="0.199cm" fo:margin-bottom="0cm" loext:contextual-spacing="false"/>
      <style:text-properties fo:language="zxx" fo:country="none" officeooo:rsid="00064e80" officeooo:paragraph-rsid="0007a73f" style:language-asian="zxx" style:country-asian="none" style:language-complex="zxx" style:country-complex="none"/>
    </style:style>
    <style:style style:name="P7" style:family="paragraph" style:parent-style-name="Standard">
      <style:paragraph-properties fo:margin-top="0.199cm" fo:margin-bottom="0cm" loext:contextual-spacing="false"/>
      <style:text-properties fo:language="zxx" fo:country="none" officeooo:rsid="0002b0ca" officeooo:paragraph-rsid="0002b0ca" style:language-asian="zxx" style:country-asian="none" style:language-complex="zxx" style:country-complex="none"/>
    </style:style>
    <style:style style:name="P8" style:family="paragraph" style:parent-style-name="Standard">
      <style:paragraph-properties fo:margin-top="0.199cm" fo:margin-bottom="0cm" loext:contextual-spacing="false"/>
      <style:text-properties fo:language="zxx" fo:country="none" officeooo:rsid="0002b0ca" officeooo:paragraph-rsid="00264e3d" style:language-asian="zxx" style:country-asian="none" style:language-complex="zxx" style:country-complex="none"/>
    </style:style>
    <style:style style:name="P9" style:family="paragraph" style:parent-style-name="Standard">
      <style:paragraph-properties fo:margin-top="0.199cm" fo:margin-bottom="0cm" loext:contextual-spacing="false"/>
      <style:text-properties fo:language="zxx" fo:country="none" officeooo:paragraph-rsid="0024fc3c" style:language-asian="zxx" style:country-asian="none" style:language-complex="zxx" style:country-complex="none"/>
    </style:style>
    <style:style style:name="P10" style:family="paragraph" style:parent-style-name="Standard">
      <style:paragraph-properties fo:margin-top="0.199cm" fo:margin-bottom="0cm" loext:contextual-spacing="false"/>
      <style:text-properties fo:language="zxx" fo:country="none" officeooo:rsid="00298101" officeooo:paragraph-rsid="0002b0ca" style:language-asian="zxx" style:country-asian="none" style:language-complex="zxx" style:country-complex="none"/>
    </style:style>
    <style:style style:name="P11" style:family="paragraph" style:parent-style-name="Standard">
      <style:paragraph-properties fo:margin-top="0.199cm" fo:margin-bottom="0cm" loext:contextual-spacing="false"/>
      <style:text-properties fo:language="zxx" fo:country="none" officeooo:paragraph-rsid="0029f74f" style:language-asian="zxx" style:country-asian="none" style:language-complex="zxx" style:country-complex="none"/>
    </style:style>
    <style:style style:name="P12" style:family="paragraph" style:parent-style-name="Standard">
      <style:paragraph-properties fo:margin-top="0.199cm" fo:margin-bottom="0cm" loext:contextual-spacing="false"/>
      <style:text-properties fo:language="zxx" fo:country="none" fo:font-weight="bold" officeooo:rsid="001c1af8" officeooo:paragraph-rsid="0002b0ca" style:language-asian="zxx" style:country-asian="none" style:font-weight-asian="bold" style:language-complex="zxx" style:country-complex="none" style:font-weight-complex="bold"/>
    </style:style>
    <style:style style:name="P13" style:family="paragraph" style:parent-style-name="Standard">
      <style:paragraph-properties fo:margin-top="0.199cm" fo:margin-bottom="0cm" loext:contextual-spacing="false"/>
      <style:text-properties fo:language="zxx" fo:country="none" fo:font-weight="bold" officeooo:rsid="00235df0" officeooo:paragraph-rsid="00235df0" style:language-asian="zxx" style:country-asian="none" style:font-weight-asian="bold" style:language-complex="zxx" style:country-complex="none" style:font-weight-complex="bold"/>
    </style:style>
    <style:style style:name="P14" style:family="paragraph" style:parent-style-name="Standard">
      <style:paragraph-properties fo:margin-top="0cm" fo:margin-bottom="0cm" loext:contextual-spacing="false"/>
      <style:text-properties fo:language="zxx" fo:country="none" officeooo:paragraph-rsid="0002b0ca" style:language-asian="zxx" style:country-asian="none" style:language-complex="zxx" style:country-complex="none"/>
    </style:style>
    <style:style style:name="P15" style:family="paragraph" style:parent-style-name="Standard">
      <style:paragraph-properties fo:margin-top="0cm" fo:margin-bottom="0cm" loext:contextual-spacing="false"/>
      <style:text-properties fo:language="zxx" fo:country="none" officeooo:rsid="00064e80" officeooo:paragraph-rsid="0007a73f" style:language-asian="zxx" style:country-asian="none" style:language-complex="zxx" style:country-complex="none"/>
    </style:style>
    <style:style style:name="P16" style:family="paragraph" style:parent-style-name="Standard">
      <style:paragraph-properties fo:margin-top="0cm" fo:margin-bottom="0cm" loext:contextual-spacing="false"/>
      <style:text-properties fo:language="zxx" fo:country="none" officeooo:rsid="00064e80" officeooo:paragraph-rsid="0008ac32" style:language-asian="zxx" style:country-asian="none" style:language-complex="zxx" style:country-complex="none"/>
    </style:style>
    <style:style style:name="P17" style:family="paragraph" style:parent-style-name="Standard">
      <style:paragraph-properties fo:margin-top="0cm" fo:margin-bottom="0cm" loext:contextual-spacing="false"/>
      <style:text-properties fo:language="zxx" fo:country="none" officeooo:paragraph-rsid="000a16bb" style:language-asian="zxx" style:country-asian="none" style:language-complex="zxx" style:country-complex="none"/>
    </style:style>
    <style:style style:name="P18" style:family="paragraph" style:parent-style-name="Standard">
      <style:paragraph-properties fo:margin-top="0cm" fo:margin-bottom="0cm" loext:contextual-spacing="false" fo:line-height="100%"/>
      <style:text-properties fo:language="zxx" fo:country="none" officeooo:paragraph-rsid="0002b0ca" style:language-asian="zxx" style:country-asian="none" style:language-complex="zxx" style:country-complex="none"/>
    </style:style>
    <style:style style:name="P19" style:family="paragraph" style:parent-style-name="Standard">
      <style:paragraph-properties fo:margin-top="0cm" fo:margin-bottom="0cm" loext:contextual-spacing="false"/>
      <style:text-properties fo:language="zxx" fo:country="none" officeooo:paragraph-rsid="00150ac0" style:language-asian="zxx" style:country-asian="none" style:language-complex="zxx" style:country-complex="none"/>
    </style:style>
    <style:style style:name="P20" style:family="paragraph" style:parent-style-name="Standard">
      <style:paragraph-properties fo:margin-top="0cm" fo:margin-bottom="0cm" loext:contextual-spacing="false"/>
      <style:text-properties fo:language="zxx" fo:country="none" officeooo:paragraph-rsid="00162f72" style:language-asian="zxx" style:country-asian="none" style:language-complex="zxx" style:country-complex="none"/>
    </style:style>
    <style:style style:name="P21" style:family="paragraph" style:parent-style-name="Standard">
      <style:paragraph-properties fo:margin-top="0cm" fo:margin-bottom="0cm" loext:contextual-spacing="false"/>
      <style:text-properties fo:language="zxx" fo:country="none" officeooo:rsid="0002b0ca" officeooo:paragraph-rsid="0002b0ca" style:language-asian="zxx" style:country-asian="none" style:language-complex="zxx" style:country-complex="none"/>
    </style:style>
    <style:style style:name="P22" style:family="paragraph" style:parent-style-name="Standard">
      <style:paragraph-properties fo:margin-top="0cm" fo:margin-bottom="0cm" loext:contextual-spacing="false"/>
      <style:text-properties fo:language="zxx" fo:country="none" officeooo:rsid="0002b0ca" officeooo:paragraph-rsid="00264e3d" style:language-asian="zxx" style:country-asian="none" style:language-complex="zxx" style:country-complex="none"/>
    </style:style>
    <style:style style:name="P23" style:family="paragraph" style:parent-style-name="Standard">
      <style:paragraph-properties fo:margin-top="0cm" fo:margin-bottom="0cm" loext:contextual-spacing="false"/>
      <style:text-properties fo:language="zxx" fo:country="none" officeooo:paragraph-rsid="001db6da" style:language-asian="zxx" style:country-asian="none" style:language-complex="zxx" style:country-complex="none"/>
    </style:style>
    <style:style style:name="P24" style:family="paragraph" style:parent-style-name="Standard">
      <style:paragraph-properties fo:margin-top="0cm" fo:margin-bottom="0cm" loext:contextual-spacing="false"/>
      <style:text-properties fo:language="zxx" fo:country="none" officeooo:paragraph-rsid="001df114" style:language-asian="zxx" style:country-asian="none" style:language-complex="zxx" style:country-complex="none"/>
    </style:style>
    <style:style style:name="P25" style:family="paragraph" style:parent-style-name="Standard">
      <style:paragraph-properties fo:margin-top="0cm" fo:margin-bottom="0cm" loext:contextual-spacing="false"/>
      <style:text-properties fo:language="zxx" fo:country="none" officeooo:rsid="000e3d08" officeooo:paragraph-rsid="0024fc3c" style:language-asian="zxx" style:country-asian="none" style:language-complex="zxx" style:country-complex="none"/>
    </style:style>
    <style:style style:name="P26" style:family="paragraph" style:parent-style-name="Standard">
      <style:paragraph-properties fo:margin-top="0cm" fo:margin-bottom="0cm" loext:contextual-spacing="false"/>
      <style:text-properties fo:language="zxx" fo:country="none" officeooo:paragraph-rsid="0024fc3c" style:language-asian="zxx" style:country-asian="none" style:language-complex="zxx" style:country-complex="none"/>
    </style:style>
    <style:style style:name="P27" style:family="paragraph" style:parent-style-name="Standard">
      <style:paragraph-properties fo:margin-top="0cm" fo:margin-bottom="0cm" loext:contextual-spacing="false"/>
      <style:text-properties fo:language="zxx" fo:country="none" officeooo:rsid="00298101" officeooo:paragraph-rsid="0002b0ca" style:language-asian="zxx" style:country-asian="none" style:language-complex="zxx" style:country-complex="none"/>
    </style:style>
    <style:style style:name="P28" style:family="paragraph" style:parent-style-name="Standard">
      <style:paragraph-properties fo:margin-top="0cm" fo:margin-bottom="0cm" loext:contextual-spacing="false"/>
      <style:text-properties officeooo:paragraph-rsid="00162f72"/>
    </style:style>
    <style:style style:name="P29" style:family="paragraph" style:parent-style-name="Standard">
      <style:paragraph-properties fo:margin-top="0cm" fo:margin-bottom="0cm" loext:contextual-spacing="false"/>
      <style:text-properties officeooo:rsid="0002b0ca" officeooo:paragraph-rsid="0002b0ca"/>
    </style:style>
    <style:style style:name="P30"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fo:language="zxx" fo:country="none" officeooo:rsid="00064e80" officeooo:paragraph-rsid="00064e80" style:language-asian="zxx" style:country-asian="none" style:language-complex="zxx" style:country-complex="none"/>
    </style:style>
    <style:style style:name="P31" style:family="paragraph" style:parent-style-name="Standard" style:master-page-name="">
      <loext:graphic-properties draw:fill="none"/>
      <style:paragraph-properties fo:margin-left="0cm" fo:margin-right="0cm" fo:margin-top="0cm" fo:margin-bottom="0cm" loext:contextual-spacing="false" fo:text-indent="0cm" style:auto-text-indent="false" style:page-number="auto" fo:background-color="transparent"/>
      <style:text-properties fo:language="zxx" fo:country="none" officeooo:rsid="00064e80" officeooo:paragraph-rsid="00064e80" style:language-asian="zxx" style:country-asian="none" style:language-complex="zxx" style:country-complex="none"/>
    </style:style>
    <style:style style:name="P32" style:family="paragraph" style:parent-style-name="Standard">
      <style:paragraph-properties fo:margin-top="0.101cm" fo:margin-bottom="0cm" loext:contextual-spacing="false"/>
      <style:text-properties fo:language="zxx" fo:country="none" officeooo:paragraph-rsid="0002b0ca" style:language-asian="zxx" style:country-asian="none" style:language-complex="zxx" style:country-complex="none"/>
    </style:style>
    <style:style style:name="P33" style:family="paragraph" style:parent-style-name="Standard">
      <style:paragraph-properties fo:margin-top="0.101cm" fo:margin-bottom="0cm" loext:contextual-spacing="false"/>
      <style:text-properties fo:language="zxx" fo:country="none" officeooo:paragraph-rsid="00150ac0" style:language-asian="zxx" style:country-asian="none" style:language-complex="zxx" style:country-complex="none"/>
    </style:style>
    <style:style style:name="P34" style:family="paragraph" style:parent-style-name="Standard">
      <style:paragraph-properties fo:margin-top="0.101cm" fo:margin-bottom="0cm" loext:contextual-spacing="false"/>
      <style:text-properties fo:language="zxx" fo:country="none" officeooo:paragraph-rsid="0024fc3c" style:language-asian="zxx" style:country-asian="none" style:language-complex="zxx" style:country-complex="none"/>
    </style:style>
    <style:style style:name="P35" style:family="paragraph" style:parent-style-name="Standard" style:master-page-name="">
      <loext:graphic-properties draw:fill="none"/>
      <style:paragraph-properties fo:margin-left="0.499cm" fo:margin-right="0cm" fo:margin-top="0.199cm" fo:margin-bottom="0cm" loext:contextual-spacing="false" fo:text-indent="-0.499cm" style:auto-text-indent="false" style:page-number="auto" fo:background-color="transparent"/>
      <style:text-properties fo:language="zxx" fo:country="none" fo:font-weight="bold" officeooo:rsid="00238b51" officeooo:paragraph-rsid="00238b51" style:language-asian="zxx" style:country-asian="none" style:font-weight-asian="bold" style:language-complex="zxx" style:country-complex="none" style:font-weight-complex="bold"/>
    </style:style>
    <style:style style:name="P36" style:family="paragraph" style:parent-style-name="Standard">
      <loext:graphic-properties draw:fill="none"/>
      <style:paragraph-properties fo:margin-left="0.499cm" fo:margin-right="0cm" fo:margin-top="0.199cm" fo:margin-bottom="0cm" loext:contextual-spacing="false" fo:text-indent="-0.499cm" style:auto-text-indent="false" fo:background-color="transparent"/>
      <style:text-properties fo:language="zxx" fo:country="none" officeooo:rsid="0002b0ca" officeooo:paragraph-rsid="0002b0ca" style:language-asian="zxx" style:country-asian="none" style:language-complex="zxx" style:country-complex="none"/>
    </style:style>
    <style:style style:name="P37" style:family="paragraph" style:parent-style-name="Standard" style:master-page-name="">
      <loext:graphic-properties draw:fill="none"/>
      <style:paragraph-properties fo:margin-left="2.2cm" fo:margin-right="0cm" fo:margin-top="0cm" fo:margin-bottom="0cm" loext:contextual-spacing="false" fo:text-indent="-2.2cm" style:auto-text-indent="false" style:page-number="auto" fo:background-color="transparent"/>
      <style:text-properties fo:language="zxx" fo:country="none" officeooo:paragraph-rsid="00162f72" style:language-asian="zxx" style:country-asian="none" style:language-complex="zxx" style:country-complex="none"/>
    </style:style>
    <style:style style:name="P38" style:family="paragraph" style:parent-style-name="Standard" style:master-page-name="">
      <loext:graphic-properties draw:fill="none"/>
      <style:paragraph-properties fo:margin-left="0.4cm" fo:margin-right="0cm" fo:margin-top="0.3cm" fo:margin-bottom="0cm" loext:contextual-spacing="false" fo:text-indent="-0.4cm" style:auto-text-indent="false" style:page-number="auto" fo:background-color="transparent"/>
      <style:text-properties fo:language="zxx" fo:country="none" fo:font-weight="bold" officeooo:paragraph-rsid="0002b0ca" style:language-asian="zxx" style:country-asian="none" style:font-weight-asian="bold" style:language-complex="zxx" style:country-complex="none" style:font-weight-complex="bold"/>
    </style:style>
    <style:style style:name="P39" style:family="paragraph" style:parent-style-name="Standard">
      <style:paragraph-properties fo:margin-top="0.3cm" fo:margin-bottom="0cm" loext:contextual-spacing="false"/>
      <style:text-properties fo:language="zxx" fo:country="none" officeooo:paragraph-rsid="00064e80" style:language-asian="zxx" style:country-asian="none" style:language-complex="zxx" style:country-complex="none"/>
    </style:style>
    <style:style style:name="P40" style:family="paragraph" style:parent-style-name="Standard">
      <style:paragraph-properties fo:margin-top="0.4cm" fo:margin-bottom="0cm" loext:contextual-spacing="false"/>
      <style:text-properties fo:language="zxx" fo:country="none" fo:font-weight="bold" officeooo:paragraph-rsid="0002b0ca" style:language-asian="zxx" style:country-asian="none" style:font-weight-asian="bold" style:language-complex="zxx" style:country-complex="none" style:font-weight-complex="bold"/>
    </style:style>
    <style:style style:name="P41" style:family="paragraph" style:parent-style-name="Standard">
      <loext:graphic-properties draw:fill="none"/>
      <style:paragraph-properties fo:margin-left="0.499cm" fo:margin-right="0cm" fo:margin-top="0.4cm" fo:margin-bottom="0cm" loext:contextual-spacing="false" fo:text-indent="-0.499cm" style:auto-text-indent="false" fo:background-color="transparent"/>
      <style:text-properties fo:language="zxx" fo:country="none" fo:font-weight="bold" officeooo:rsid="00238b51" officeooo:paragraph-rsid="00150ac0" style:language-asian="zxx" style:country-asian="none" style:font-weight-asian="bold" style:language-complex="zxx" style:country-complex="none" style:font-weight-complex="bold"/>
    </style:style>
    <style:style style:name="P42" style:family="paragraph" style:parent-style-name="Standard">
      <style:paragraph-properties fo:margin-top="0.199cm" fo:margin-bottom="0cm" loext:contextual-spacing="false"/>
      <style:text-properties officeooo:paragraph-rsid="0029f74f"/>
    </style:style>
    <style:style style:name="P43" style:family="paragraph" style:parent-style-name="Standard">
      <style:paragraph-properties fo:margin-top="0.199cm" fo:margin-bottom="0cm" loext:contextual-spacing="false"/>
      <style:text-properties officeooo:rsid="002c0926" officeooo:paragraph-rsid="002c0926"/>
    </style:style>
    <style:style style:name="P44" style:family="paragraph" style:parent-style-name="Standard">
      <style:paragraph-properties fo:margin-top="0.199cm" fo:margin-bottom="0cm" loext:contextual-spacing="false"/>
      <style:text-properties fo:language="zxx" fo:country="none" officeooo:paragraph-rsid="0002b0ca" style:language-asian="zxx" style:country-asian="none" style:language-complex="zxx" style:country-complex="none"/>
    </style:style>
    <style:style style:name="P45" style:family="paragraph" style:parent-style-name="Standard">
      <style:paragraph-properties fo:margin-top="0.101cm" fo:margin-bottom="0cm" loext:contextual-spacing="false"/>
      <style:text-properties fo:language="zxx" fo:country="none" officeooo:paragraph-rsid="0002b0ca" style:language-asian="zxx" style:country-asian="none" style:language-complex="zxx" style:country-complex="none"/>
    </style:style>
    <style:style style:name="P46" style:family="paragraph" style:parent-style-name="Standard">
      <style:paragraph-properties fo:margin-top="0.101cm" fo:margin-bottom="0cm" loext:contextual-spacing="false"/>
      <style:text-properties fo:language="zxx" fo:country="none" officeooo:paragraph-rsid="00238b51" style:language-asian="zxx" style:country-asian="none" style:language-complex="zxx" style:country-complex="none"/>
    </style:style>
    <style:style style:name="P47" style:family="paragraph" style:parent-style-name="Standard">
      <style:paragraph-properties fo:margin-top="0.101cm" fo:margin-bottom="0cm" loext:contextual-spacing="false"/>
      <style:text-properties fo:language="zxx" fo:country="none" officeooo:rsid="00055a39" officeooo:paragraph-rsid="00064e80" style:language-asian="zxx" style:country-asian="none" style:language-complex="zxx" style:country-complex="none"/>
    </style:style>
    <style:style style:name="P48" style:family="paragraph" style:parent-style-name="Standard">
      <style:paragraph-properties fo:margin-top="0.101cm" fo:margin-bottom="0cm" loext:contextual-spacing="false"/>
      <style:text-properties fo:language="zxx" fo:country="none" officeooo:rsid="0002b0ca" officeooo:paragraph-rsid="0002b0ca" style:language-asian="zxx" style:country-asian="none" style:language-complex="zxx" style:country-complex="none"/>
    </style:style>
    <style:style style:name="P49" style:family="paragraph" style:parent-style-name="Standard">
      <style:paragraph-properties fo:margin-top="0.101cm" fo:margin-bottom="0cm" loext:contextual-spacing="false"/>
      <style:text-properties fo:language="zxx" fo:country="none" officeooo:rsid="0010742d" officeooo:paragraph-rsid="00327d0e" style:language-asian="zxx" style:country-asian="none" style:language-complex="zxx" style:country-complex="none"/>
    </style:style>
    <style:style style:name="P50" style:family="paragraph" style:parent-style-name="Standard">
      <style:paragraph-properties fo:margin-top="0.101cm" fo:margin-bottom="0cm" loext:contextual-spacing="false"/>
      <style:text-properties fo:language="zxx" fo:country="none" fo:font-weight="bold" officeooo:rsid="00238b51" officeooo:paragraph-rsid="00238b51" style:language-asian="zxx" style:country-asian="none" style:font-weight-asian="bold" style:language-complex="zxx" style:country-complex="none" style:font-weight-complex="bold"/>
    </style:style>
    <style:style style:name="P51" style:family="paragraph" style:parent-style-name="Standard">
      <style:paragraph-properties fo:margin-top="0cm" fo:margin-bottom="0cm" loext:contextual-spacing="false"/>
      <style:text-properties fo:language="zxx" fo:country="none" officeooo:rsid="0002b0ca" officeooo:paragraph-rsid="00327d0e" style:language-asian="zxx" style:country-asian="none" style:language-complex="zxx" style:country-complex="none"/>
    </style:style>
    <style:style style:name="T1" style:family="text">
      <style:text-properties officeooo:rsid="0002b0ca"/>
    </style:style>
    <style:style style:name="T2" style:family="text">
      <style:text-properties fo:language="zxx" fo:country="none" style:language-asian="zxx" style:country-asian="none" style:language-complex="zxx" style:country-complex="none"/>
    </style:style>
    <style:style style:name="T3" style:family="text">
      <style:text-properties fo:language="zxx" fo:country="none" officeooo:rsid="0010742d" style:language-asian="zxx" style:country-asian="none" style:language-complex="zxx" style:country-complex="none"/>
    </style:style>
    <style:style style:name="T4" style:family="text">
      <style:text-properties fo:language="zxx" fo:country="none" officeooo:rsid="00130754" style:language-asian="zxx" style:country-asian="none" style:language-complex="zxx" style:country-complex="none"/>
    </style:style>
    <style:style style:name="T5" style:family="text">
      <style:text-properties fo:language="zxx" fo:country="none" officeooo:rsid="00131775" style:language-asian="zxx" style:country-asian="none" style:language-complex="zxx" style:country-complex="none"/>
    </style:style>
    <style:style style:name="T6" style:family="text">
      <style:text-properties fo:language="zxx" fo:country="none" officeooo:rsid="00055a39" style:language-asian="zxx" style:country-asian="none" style:language-complex="zxx" style:country-complex="none"/>
    </style:style>
    <style:style style:name="T7" style:family="text">
      <style:text-properties fo:language="zxx" fo:country="none" officeooo:rsid="00162f72" style:language-asian="zxx" style:country-asian="none" style:language-complex="zxx" style:country-complex="none"/>
    </style:style>
    <style:style style:name="T8" style:family="text">
      <style:text-properties fo:language="zxx" fo:country="none" officeooo:rsid="002f61d8" style:language-asian="zxx" style:country-asian="none" style:language-complex="zxx" style:country-complex="none"/>
    </style:style>
    <style:style style:name="T9" style:family="text">
      <style:text-properties officeooo:rsid="00038013"/>
    </style:style>
    <style:style style:name="T10" style:family="text">
      <style:text-properties officeooo:rsid="00055a39"/>
    </style:style>
    <style:style style:name="T11" style:family="text">
      <style:text-properties officeooo:rsid="00064e80"/>
    </style:style>
    <style:style style:name="T12" style:family="text">
      <style:text-properties officeooo:rsid="0007a73f"/>
    </style:style>
    <style:style style:name="T13" style:family="text">
      <style:text-properties officeooo:rsid="000a16bb"/>
    </style:style>
    <style:style style:name="T14" style:family="text">
      <style:text-properties officeooo:rsid="000b484c"/>
    </style:style>
    <style:style style:name="T15" style:family="text">
      <style:text-properties officeooo:rsid="000baf4a"/>
    </style:style>
    <style:style style:name="T16" style:family="text">
      <style:text-properties officeooo:rsid="000e3d08"/>
    </style:style>
    <style:style style:name="T17" style:family="text">
      <style:text-properties officeooo:rsid="0010742d"/>
    </style:style>
    <style:style style:name="T18" style:family="text">
      <style:text-properties officeooo:rsid="00117289"/>
    </style:style>
    <style:style style:name="T19" style:family="text">
      <style:text-properties officeooo:rsid="00130754"/>
    </style:style>
    <style:style style:name="T20" style:family="text">
      <style:text-properties officeooo:rsid="00131775"/>
    </style:style>
    <style:style style:name="T21" style:family="text">
      <style:text-properties officeooo:rsid="00162f72"/>
    </style:style>
    <style:style style:name="T22" style:family="text">
      <style:text-properties officeooo:rsid="001871a4"/>
    </style:style>
    <style:style style:name="T23" style:family="text">
      <style:text-properties officeooo:rsid="00192566"/>
    </style:style>
    <style:style style:name="T24" style:family="text">
      <style:text-properties officeooo:rsid="001aba12"/>
    </style:style>
    <style:style style:name="T25" style:family="text">
      <style:text-properties officeooo:rsid="001df114"/>
    </style:style>
    <style:style style:name="T26" style:family="text">
      <style:text-properties officeooo:rsid="001fd656"/>
    </style:style>
    <style:style style:name="T27" style:family="text">
      <style:text-properties officeooo:rsid="0020549e"/>
    </style:style>
    <style:style style:name="T28" style:family="text">
      <style:text-properties officeooo:rsid="00238b51"/>
    </style:style>
    <style:style style:name="T29" style:family="text">
      <style:text-properties officeooo:rsid="0024fc3c"/>
    </style:style>
    <style:style style:name="T30" style:family="text">
      <style:text-properties fo:font-weight="bold" style:font-weight-asian="bold" style:font-weight-complex="bold"/>
    </style:style>
    <style:style style:name="T31" style:family="text">
      <style:text-properties fo:font-weight="bold" officeooo:rsid="00238b51" style:font-weight-asian="bold" style:font-weight-complex="bold"/>
    </style:style>
    <style:style style:name="T32" style:family="text">
      <style:text-properties fo:font-weight="bold" officeooo:rsid="00055a39" style:font-weight-asian="bold" style:font-weight-complex="bold"/>
    </style:style>
    <style:style style:name="T33" style:family="text">
      <style:text-properties fo:font-weight="bold" officeooo:rsid="00235df0" style:font-weight-asian="bold" style:font-weight-complex="bold"/>
    </style:style>
    <style:style style:name="T34" style:family="text">
      <style:text-properties officeooo:rsid="0029f74f"/>
    </style:style>
    <style:style style:name="T35" style:family="text">
      <style:text-properties officeooo:rsid="002d7d07"/>
    </style:style>
    <style:style style:name="T36" style:family="text">
      <style:text-properties officeooo:rsid="002f61d8"/>
    </style:style>
    <style:style style:name="T37" style:family="text">
      <style:text-properties officeooo:rsid="00327d0e"/>
    </style:style>
    <style:style style:name="T38" style:family="text">
      <style:text-properties officeooo:rsid="0033bc33"/>
    </style:style>
    <style:style style:name="T39" style:family="text">
      <style:text-properties officeooo:rsid="00358f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Переход в NewsPortal</text:p>
      <text:p text:style-name="P42"><text:span text:style-name="T2">(env) </text:span><text:a xlink:type="simple" xlink:href="mailto:leo@leo-desktop" text:style-name="Internet_20_link" text:visited-style-name="Visited_20_Internet_20_Link"><text:span text:style-name="T2">leo@leo-desktop</text:span></text:a><text:span text:style-name="T2">:~/work/skillfactory/django-projects/NewsPortal</text:span></text:p>
      <text:p text:style-name="P43"><text:span text:style-name="T2">$ python manage.py creatsuperuser</text:span></text:p>
      <text:p text:style-name="P11">$ python manage.py shell</text:p>
      <text:p text:style-name="P3">Python 3.8.10 (default, Mar 15 2022, 12:22:08) </text:p>
      <text:p text:style-name="P3">[GCC 9.4.0] on linux</text:p>
      <text:p text:style-name="P3">Type "help", "copyright", "credits" or "license" for more information.</text:p>
      <text:p text:style-name="P3">(InteractiveConsole)</text:p>
      <text:p text:style-name="P40">&gt;&gt;&gt; from news.models import *</text:p>
      <text:p text:style-name="P38"><text:span text:style-name="T28">1. </text:span>Создать двух пользователей (с помощью метода User.objects.create_user('username')).</text:p>
      <text:p text:style-name="P46">&gt;&gt;&gt; User.objects.create_user(username='ivanov', <text:s/>password='ivanov')</text:p>
      <text:p text:style-name="P3">&gt;&gt;&gt; User.objects.create_user(username='petrov', <text:s text:c="2"/>password='petrov')</text:p>
      <text:p text:style-name="P3">&gt;&gt;&gt; User.objects.create_user(username='sidorov', password='sidorov')</text:p>
      <text:p text:style-name="P3">&gt;&gt;&gt; User.objects.create_user(username='<text:span text:style-name="T1">user</text:span><text:span text:style-name="T9">s</text:span>', <text:s text:c="4"/>password='')</text:p>
      <text:p text:style-name="P3">&gt;&gt;&gt; u1 = User.objects.<text:span text:style-name="T28">get(username='ivanov')</text:span></text:p>
      <text:p text:style-name="P3">&gt;&gt;&gt; u2 = User.objects.<text:span text:style-name="T28">get</text:span>(username='petrov')</text:p>
      <text:p text:style-name="P3">&gt;&gt;&gt; u3 = User.objects.<text:span text:style-name="T28">get</text:span>(username='sidorov')</text:p>
      <text:p text:style-name="P3">&gt;&gt;&gt; uu = User.objects.<text:span text:style-name="T28">get</text:span>(username='users')</text:p>
      <text:p text:style-name="P38"><text:span text:style-name="T28">2. </text:span>Создать два объекта модели Author, связанные с пользователями.</text:p>
      <text:p text:style-name="P32">&gt;&gt;&gt; Author.objects.create(user=u1)</text:p>
      <text:p text:style-name="P3">&gt;&gt;&gt; Author.objects.create(user=u2)</text:p>
      <text:p text:style-name="P3">&gt;&gt;&gt; Author.objects.create(user=u3)</text:p>
      <text:p text:style-name="P3">&gt;&gt;&gt; a1 = Author.objects.<text:span text:style-name="T29">get</text:span>(user=u1)</text:p>
      <text:p text:style-name="P3">&gt;&gt;&gt; a2 = Author.objects.<text:span text:style-name="T29">get</text:span>(user=u2)</text:p>
      <text:p text:style-name="P3">&gt;&gt;&gt; a3 = Author.objects.<text:span text:style-name="T29">get</text:span>(user=u3)</text:p>
      <text:p text:style-name="P5"><text:span text:style-name="T31">3. </text:span><text:span text:style-name="T30">Добавить 4 категории в модель Category.</text:span></text:p>
      <text:p text:style-name="P32">&gt;&gt;&gt; Category.objects.create(name='спорт')</text:p>
      <text:p text:style-name="P14">&gt;&gt;&gt; Category.objects.create(name='политика')</text:p>
      <text:p text:style-name="P14">&gt;&gt;&gt; Category.objects.create(name='образование')</text:p>
      <text:p text:style-name="P14">&gt;&gt;&gt; Category.objects.create(name='торговля')</text:p>
      <text:p text:style-name="P14">&gt;&gt;&gt; Category.objects.create(name='путешествия')</text:p>
      <text:p text:style-name="P9"><text:span text:style-name="T10">&gt;&gt;&gt; </text:span>cat_<text:span text:style-name="T15">sport </text:span>= Category.objects.get(pk=1)</text:p>
      <text:p text:style-name="P25"><text:span text:style-name="T10">&gt;&gt;&gt; </text:span>cat_policy <text:s/>= Category.objects.get(pk=2)</text:p>
      <text:p text:style-name="P25"><text:span text:style-name="T10">&gt;&gt;&gt; </text:span>cat_education = Category.objects.get(pk=3)</text:p>
      <text:p text:style-name="P25"><text:span text:style-name="T10">&gt;&gt;&gt; </text:span>cat_trade = Category.objects.get(pk=4)</text:p>
      <text:p text:style-name="P25"><text:span text:style-name="T10">&gt;&gt;&gt; </text:span>cat_travel = Category.objects.get(pk=<text:span text:style-name="T35">5</text:span>)</text:p>
      <text:p text:style-name="P39"><text:span text:style-name="T31">4. </text:span><text:span text:style-name="T32">Добавить 2 статьи и 1 новость.</text:span></text:p>
      <text:p text:style-name="P47">Post.objects.create(<text:span text:style-name="T11">kind = 'ART',</text:span></text:p>
      <text:p text:style-name="P30">title = 'Ожидаю, что Ред Булл будет терять очки, вся борьба за титул впереди',</text:p>
      <text:p text:style-name="P31">text = 'После двойного схода Феррари на Гран-при Азербайджана Макс Ферстаппен опережает напарника Серхио Переса на 21 очко, Шарля Леклера - на 34, Джорджа Расселла - на 51, а отрыв Ред Булл в Кубке конструкторов достиг 80 баллов. Тем не менее, Вильнев уверен, что битва за чемпионство не закончена. У Феррари быстрейшая машина, но преимущество реализуют недостаточно. Пилоты допускают ошибки, со стратегией не все гладко, полно механических проблем. Вина Леклера во всем этом весьма невелика, на мой взгляд. Если не считать ошибку в Имоле, он пилотирует хорошо. Логично, что последние три гонки вызывают у него разочарование. Тем не менее, я такое не поддерживаю. Вы выигрываете и проигрываете вместе - гонщик не должен дистанцироваться от команды',</text:p>
      <text:p text:style-name="P30">author = a1)</text:p>
      <text:p text:style-name="P6"><text:soft-page-break/>Post.objects.create(kind = 'ART',</text:p>
      <text:p text:style-name="P15">title = 'Как получить туристическую визу в Финляндию в 2022 году',</text:p>
      <text:p text:style-name="P16">text = 'До пандемии документы принимали у всех желающих. Сейчас - только у отдельных категорий. К ним относят людей с истекшей финской визой со сроком действия от двух лет, их близких родственников. Еще визу дают родственникам граждан Финляндии, тем, у кого есть недвижимость в этой стране, и в других особых случаях. За последние шесть лет у меня было несколько шенгенских виз - и все финские. Последний финский шенген мне дали на два года, и срок его действия истек во время пандемии. Поэтому я имею право подать документы на новый. Перед тем как собирать документы и заполнять анкету, я решила изучить все нюансы получения визы.',</text:p>
      <text:p text:style-name="P15">author = a<text:span text:style-name="T12">2</text:span>)</text:p>
      <text:p text:style-name="P32">Post.objects.create(kind = 'ART',</text:p>
      <text:p text:style-name="P18">title = 'Как получить туристическую визу в Финляндию в 2022 году',</text:p>
      <text:p text:style-name="P18">text = 'До пандемии документы принимали у всех желающих. Сейчас - только у отдельных категорий. К ним относят людей с истекшей финской визой со сроком действия от двух лет, их близких родственников. Еще визу дают родственникам граждан Финляндии, тем, у кого есть недвижимость в этой стране, и в других особых случаях. За последние шесть лет у меня было несколько шенгенских виз - и все финские. Последний финский шенген мне дали на два года, и срок его действия истек во время пандемии. Поэтому я имею право подать документы на новый. Перед тем как собирать документы и заполнять анкету, я решила изучить все нюансы получения визы.',</text:p>
      <text:p text:style-name="P18">author = a<text:span text:style-name="T13">3</text:span>)</text:p>
      <text:p text:style-name="P32">Post.objects.create(kind = '<text:span text:style-name="T14">NEW</text:span>',</text:p>
      <text:p text:style-name="P14">title = 'Россия расширила стоп-лист британских подданных',</text:p>
      <text:p text:style-name="P17">text = 'МОСКВА, 14 июня. /ТАСС/. Москва в связи с антироссийскими действиями Лондона запрещает въезд в Россию 49 представителям крупнейших британских СМИ, командования вооруженных сил, ВПК и оборонного лобби Великобритании. Об этом говорится в распространенном во вторник заявлении МИД РФ.',</text:p>
      <text:p text:style-name="P14">author = a3)</text:p>
      <text:p text:style-name="P5">Post.objects.create(kind = 'ART',</text:p>
      <text:p text:style-name="P14">title = 'Явлинский вернулся в Москву из отпуска',</text:p>
      <text:p text:style-name="P23">text = 'Политик, основатель партии "Яблоко" Григорий Явлинский вернулся в Москву из отпуска, сообщил руководитель пресс-службы партии Игорь Яковлев. "Сегодня вернулся в Москву из отпуска", - сообщил Яковлев РИА Новости. В начале июня источник РИА Новости сообщил, что Явлинский с пересадкой через Дубай улетел в Лондон. Тогда же руководитель пресс-службы партии сообщил РИА Новости, что политик уехал в отпуск в Лондон и вернется через две недели. Сам Явлинский на слухи о своем отъезде процитировал в своем Telegram-канале песню Владимира Высоцкого: "Не волнуйтесь — я не уехал. И не надейтесь — не уеду!"',</text:p>
      <text:p text:style-name="P14">author = a1)</text:p>
      <text:p text:style-name="P34"><text:span text:style-name="T10">&gt;&gt;&gt; </text:span><text:span text:style-name="T15">post_1 = Post.ob</text:span><text:span text:style-name="T17">j</text:span><text:span text:style-name="T15">ects.get(pk=1)</text:span></text:p>
      <text:p text:style-name="P26"><text:span text:style-name="T10">&gt;&gt;&gt; </text:span>post_<text:span text:style-name="T16">2</text:span> = Post.o<text:span text:style-name="T17">bj</text:span>ects.get(pk=<text:span text:style-name="T16">2</text:span>)</text:p>
      <text:p text:style-name="P26"><text:span text:style-name="T10">&gt;&gt;&gt; </text:span>post_<text:span text:style-name="T16">3</text:span> = Post.ob<text:span text:style-name="T17">j</text:span>ects.get(pk=<text:span text:style-name="T16">3</text:span>)</text:p>
      <text:p text:style-name="P26"><text:span text:style-name="T10">&gt;&gt;&gt; </text:span>post_<text:span text:style-name="T16">4</text:span> = Post.ob<text:span text:style-name="T17">j</text:span>ects.get(pk=<text:span text:style-name="T16">4</text:span>)</text:p>
      <text:p text:style-name="P26">&gt;&gt;&gt; post_<text:span text:style-name="T25">5</text:span> = Post.objects.get(pk=<text:span text:style-name="T25">5</text:span>)</text:p>
      <text:p text:style-name="P41">5. Присвоить им категории (как минимум в одной статье/новости должно быть не меньше 2 категорий).</text:p>
      <text:p text:style-name="P33"><text:span text:style-name="T10">&gt;&gt;&gt; </text:span><text:span text:style-name="T15">post_1.</text:span><text:span text:style-name="T16">posts.add(cat_sport)</text:span></text:p>
      <text:p text:style-name="P19"><text:span text:style-name="T10">&gt;&gt;&gt; </text:span><text:span text:style-name="T15">post_</text:span><text:span text:style-name="T16">2</text:span><text:span text:style-name="T15">.</text:span><text:span text:style-name="T16">posts.add(cat_policy)</text:span></text:p>
      <text:p text:style-name="P19"><text:span text:style-name="T10">&gt;&gt;&gt; </text:span><text:span text:style-name="T15">post_</text:span><text:span text:style-name="T16">2</text:span><text:span text:style-name="T15">.</text:span><text:span text:style-name="T16">posts.add(cat_travel)</text:span></text:p>
      <text:p text:style-name="P19"><text:span text:style-name="T10">&gt;&gt;&gt; </text:span><text:span text:style-name="T15">post_</text:span><text:span text:style-name="T16">3</text:span><text:span text:style-name="T15">.</text:span><text:span text:style-name="T16">posts.add(cat_policy)</text:span></text:p>
      <text:p text:style-name="P19"><text:span text:style-name="T10">&gt;&gt;&gt; </text:span><text:span text:style-name="T15">post_</text:span><text:span text:style-name="T16">4</text:span><text:span text:style-name="T15">.</text:span><text:span text:style-name="T16">posts.add(cat_policy)</text:span></text:p>
      <text:p text:style-name="P19">&gt;&gt;&gt; post_<text:span text:style-name="T25">5</text:span>.posts.add(cat_policy)</text:p>
      <text:p text:style-name="P19"/>
      <text:p text:style-name="P19"/>
      <text:p text:style-name="P35"><text:soft-page-break/>6. Создать как минимум 4 комментария к разным объектам модели Post (в каждом объекте должен быть как минимум один комментарий).</text:p>
      <text:p text:style-name="P49"><text:span text:style-name="T10">&gt;&gt;&gt; </text:span>c<text:span text:style-name="T21">om_</text:span>1 = Comment.objects.create(post=post_1, user=<text:span text:style-name="T18">u3, text='Очень хорошая статья')</text:span></text:p>
      <text:p text:style-name="P20"><text:span text:style-name="T10">&gt;&gt;&gt; </text:span><text:span text:style-name="T17">c</text:span><text:span text:style-name="T21">om_</text:span><text:span text:style-name="T19">2</text:span> = Comment.objects.create(post=post_<text:span text:style-name="T19">2</text:span>, user=u<text:span text:style-name="T19">1</text:span>, text='<text:span text:style-name="T19">Хочу в Финляндию</text:span>')</text:p>
      <text:p text:style-name="P20"><text:span text:style-name="T10">&gt;&gt;&gt; </text:span><text:span text:style-name="T17">c</text:span><text:span text:style-name="T21">om_</text:span><text:span text:style-name="T19">3</text:span> = Comment.objects.create(post=post_<text:span text:style-name="T19">3</text:span>, user=u<text:span text:style-name="T19">2</text:span>, text='<text:span text:style-name="T19">Статья скопирована из Википедии</text:span>')</text:p>
      <text:p text:style-name="P20"><text:span text:style-name="T10">&gt;&gt;&gt; </text:span><text:span text:style-name="T17">c</text:span><text:span text:style-name="T21">om_</text:span><text:span text:style-name="T19">4</text:span> = Comment.objects.create(post=post_<text:span text:style-name="T19">4</text:span>, user=u<text:span text:style-name="T36">u</text:span>, text='<text:span text:style-name="T19">Новость очень интересная</text:span>')</text:p>
      <text:p text:style-name="P28"><text:span text:style-name="T6">&gt;&gt;&gt; </text:span><text:span text:style-name="T3">c</text:span><text:span text:style-name="T7">om_</text:span><text:span text:style-name="T4">5</text:span><text:span text:style-name="T2"> = Comment.objects.create(post=post_</text:span><text:span text:style-name="T4">1</text:span><text:span text:style-name="T2">, user=u</text:span><text:span text:style-name="T8">u</text:span><text:span text:style-name="T2">, text='</text:span><text:span text:style-name="T5">Статья содержит ошибки в тексте</text:span><text:span text:style-name="T2">')</text:span></text:p>
      <text:p text:style-name="P28"><text:span text:style-name="T6">&gt;&gt;&gt; </text:span><text:span text:style-name="T3">c</text:span><text:span text:style-name="T7">om_</text:span><text:span text:style-name="T4">6</text:span><text:span text:style-name="T2"> = Comment.objects.create(post=post_</text:span><text:span text:style-name="T4">2</text:span><text:span text:style-name="T2">, user=u</text:span><text:span text:style-name="T5">1</text:span><text:span text:style-name="T2">, text='</text:span><text:span text:style-name="T5">Коротко, но ясно – так держать!</text:span><text:span text:style-name="T2">')</text:span></text:p>
      <text:p text:style-name="P28"><text:span text:style-name="T6">&gt;&gt;&gt; </text:span><text:span text:style-name="T3">c</text:span><text:span text:style-name="T7">om_</text:span><text:span text:style-name="T4">7</text:span><text:span text:style-name="T2"> = Comment.objects.create(post=post_</text:span><text:span text:style-name="T4">3</text:span><text:span text:style-name="T2">, user=u</text:span><text:span text:style-name="T8">u</text:span><text:span text:style-name="T2">, text='</text:span><text:span text:style-name="T5">Ура Россия!!!</text:span><text:span text:style-name="T2">')</text:span></text:p>
      <text:p text:style-name="P37"><text:span text:style-name="T10">&gt;&gt;&gt; </text:span><text:span text:style-name="T17">c</text:span><text:span text:style-name="T21">om_</text:span><text:span text:style-name="T19">8</text:span> = Comment.objects.create(post=post_<text:span text:style-name="T19">4</text:span>, user=u<text:span text:style-name="T20">2</text:span>, text='<text:span text:style-name="T36">Это старая </text:span><text:span text:style-name="T19">информаци</text:span><text:span text:style-name="T36">я!!!</text:span>')</text:p>
      <text:p text:style-name="P20">&gt;&gt;&gt; com_<text:span text:style-name="T25">9</text:span> = Comment.objects.create(post=post_<text:span text:style-name="T25">1</text:span>, user=u<text:span text:style-name="T39">2</text:span>, text='<text:span text:style-name="T26">И вовсе это неинтересно</text:span>')</text:p>
      <text:p text:style-name="P24">&gt;&gt;&gt; com_<text:span text:style-name="T25">10</text:span> = Comment.objects.create(post=post_<text:span text:style-name="T25">5</text:span>, user=u<text:span text:style-name="T25">1</text:span>, text='<text:span text:style-name="T26">А мог бы и не возвращатся</text:span>')</text:p>
      <text:p text:style-name="P24">&gt;&gt;&gt; com_<text:span text:style-name="T25">11</text:span> = Comment.objects.create(post=post_<text:span text:style-name="T25">5</text:span>, user=u<text:span text:style-name="T25">2</text:span>, text='<text:span text:style-name="T26">Молодец, хвалю за мужество</text:span>')</text:p>
      <text:p text:style-name="P24">&gt;&gt;&gt; com_<text:span text:style-name="T25">12</text:span> = Comment.objects.create(post=post_<text:span text:style-name="T25">5</text:span>, user=u<text:span text:style-name="T25">3</text:span>, text='<text:span text:style-name="T26">А мне все это пофигу</text:span>')</text:p>
      <text:p text:style-name="P24">&gt;&gt;&gt; com_<text:span text:style-name="T25">13</text:span> = Comment.objects.create(post=post_<text:span text:style-name="T25">5</text:span>, user=u<text:span text:style-name="T25">u</text:span>, text='<text:span text:style-name="T26">А не пора ли на пенсию</text:span>')</text:p>
      <text:p text:style-name="P24">&gt;&gt;&gt; com_<text:span text:style-name="T25">14</text:span> = Comment.objects.create(post=post_<text:span text:style-name="T25">3</text:span>, user=u<text:span text:style-name="T25">3</text:span>, text='<text:span text:style-name="T26">Мне нравиться подача материала</text:span>')</text:p>
      <text:p text:style-name="P50">Метод preview() Модели Post<text:span text:style-name="T37">co</text:span></text:p>
      <text:p text:style-name="P48">&gt;&gt;&gt; post_1.text</text:p>
      <text:p text:style-name="P2">'После двойного схода Феррари на Гран-при Азербайджана Макс Ферстаппен опережает напарника Серхио Переса на 21 очко, Шарля Леклера - на 34, Джорджа Расселла - на 51, а отрыв Ред Булл в Кубке конструкторов достиг 80 баллов. Тем не менее, Вильнев уверен, что битва за чемпионство не закончена. У Феррари быстрейшая машина, но преимущество реализуют недостаточно. Пилоты допускают ошибки, со стратегией не все гладко, полно механических проблем. <text:s/>Вина Леклера во всем этом весьма невелика, на мой взгляд. Если не считать ошибку в Имоле, он пилотирует хорошо. Логично, что последние три гонки вызывают у него разочарование. Тем не менее, я такое не поддерживаю. Вы выигрываете и проигрываете вместе - гонщик не должен дистанцироваться от команды'</text:p>
      <text:p text:style-name="P48">&gt;&gt;&gt; <text:span text:style-name="T30">post_1.preview()</text:span></text:p>
      <text:p text:style-name="P1">'После двойного схода Феррари на Гран-при Азербайджана Макс Ферстаппен опережает напарника Серхио Переса на 21 очко, Шарля Ле...'</text:p>
      <text:p text:style-name="P48">&gt;&gt;&gt; <text:span text:style-name="T30">post_4.preview()</text:span></text:p>
      <text:p text:style-name="P1">'Метод не применим к <text:span text:style-name="T34">новостям</text:span>'</text:p>
      <text:p text:style-name="P36"><text:span text:style-name="T31">7</text:span><text:span text:style-name="T30">. </text:span><text:span text:style-name="T31">Применяя функции like() и dislike() к статьям/новстям и комментариям, скорректировать рейтинги к этим объектам</text:span></text:p>
      <text:p text:style-name="P48">&gt;&gt;&gt; <text:span text:style-name="T22">for </text:span><text:span text:style-name="T34">k</text:span><text:span text:style-name="T22"> in range(15): post</text:span>_1.like()</text:p>
      <text:p text:style-name="P21">&gt;&gt;&gt; for <text:span text:style-name="T34">k</text:span> in range(1<text:span text:style-name="T22">0</text:span>): post_1.<text:span text:style-name="T22">dis</text:span>like()</text:p>
      <text:p text:style-name="P1">&gt;&gt;&gt; for <text:span text:style-name="T34">k</text:span> in range(<text:span text:style-name="T22">3</text:span>): post_<text:span text:style-name="T22">2</text:span>.like()</text:p>
      <text:p text:style-name="P4">&gt;&gt;&gt; for <text:span text:style-name="T34">k</text:span> in range(4): post_3.like()</text:p>
      <text:p text:style-name="P4">&gt;&gt;&gt; for <text:span text:style-name="T34">k</text:span> in range(8): post_4.like()</text:p>
      <text:p text:style-name="P7">&gt;&gt;&gt; for <text:span text:style-name="T34">k</text:span> in range(<text:span text:style-name="T23">2</text:span>): <text:span text:style-name="T23">com_1</text:span>.like()</text:p>
      <text:p text:style-name="P51">&gt;&gt;&gt; for <text:span text:style-name="T34">k</text:span> in range(2): com<text:span text:style-name="T23">_2</text:span>.<text:span text:style-name="T23">dis</text:span>like()</text:p>
      <text:p text:style-name="P51">&gt;&gt;&gt; for <text:span text:style-name="T34">k</text:span> in range(<text:span text:style-name="T23">3</text:span>): com<text:span text:style-name="T23">_3</text:span>.like()</text:p>
      <text:p text:style-name="P51">&gt;&gt;&gt; for <text:span text:style-name="T34">k</text:span> in range(<text:span text:style-name="T23">9</text:span>): com<text:span text:style-name="T23">_4</text:span>.like()</text:p>
      <text:p text:style-name="P51">&gt;&gt;&gt; for <text:span text:style-name="T34">k</text:span> in range(<text:span text:style-name="T23">5</text:span>): com<text:span text:style-name="T23">_5</text:span>.like()</text:p>
      <text:p text:style-name="P51">&gt;&gt;&gt; for <text:span text:style-name="T34">k</text:span> in range(<text:span text:style-name="T23">5</text:span>): com<text:span text:style-name="T23">_6</text:span>.<text:span text:style-name="T23">dis</text:span>like()</text:p>
      <text:p text:style-name="P51">&gt;&gt;&gt; for <text:span text:style-name="T34">k</text:span> in range(<text:span text:style-name="T23">1</text:span>): com<text:span text:style-name="T23">_7</text:span>.like()</text:p>
      <text:p text:style-name="P51">&gt;&gt;&gt; for <text:span text:style-name="T34">k</text:span> in range(<text:span text:style-name="T23">6</text:span>): com<text:span text:style-name="T23">_8</text:span>.like()</text:p>
      <text:p text:style-name="P51">&gt;&gt;&gt; for <text:span text:style-name="T34">k</text:span> in range(<text:span text:style-name="T27">8</text:span>): com<text:span text:style-name="T23">_</text:span><text:span text:style-name="T27">9</text:span>.like()</text:p>
      <text:p text:style-name="P51">&gt;&gt;&gt; for <text:span text:style-name="T34">k</text:span> in range(<text:span text:style-name="T27">15</text:span>): com<text:span text:style-name="T23">_</text:span><text:span text:style-name="T27">10</text:span>.like()</text:p>
      <text:p text:style-name="P51">&gt;&gt;&gt; for <text:span text:style-name="T34">k</text:span> in range(<text:span text:style-name="T27">12</text:span>): com<text:span text:style-name="T23">_</text:span><text:span text:style-name="T27">11</text:span>.like()</text:p>
      <text:p text:style-name="P51">&gt;&gt;&gt; for <text:span text:style-name="T34">k</text:span> in range(<text:span text:style-name="T27">17</text:span>): com<text:span text:style-name="T23">_</text:span><text:span text:style-name="T27">12</text:span>.like()</text:p>
      <text:p text:style-name="P51">&gt;&gt;&gt; for <text:span text:style-name="T34">k</text:span> in range(<text:span text:style-name="T27">13</text:span>): com<text:span text:style-name="T23">_</text:span><text:span text:style-name="T27">13</text:span>.like()</text:p>
      <text:p text:style-name="P51">&gt;&gt;&gt; for <text:span text:style-name="T34">k</text:span> in range(<text:span text:style-name="T27">10</text:span>): com<text:span text:style-name="T23">_</text:span><text:span text:style-name="T27">14</text:span>.like()</text:p>
      <text:p text:style-name="P13"><text:soft-page-break/>8. Обновить рейтинги пользователей</text:p>
      <text:p text:style-name="P8">&gt;&gt;&gt; for author in Author.objects.all():</text:p>
      <text:p text:style-name="P22"><text:s text:c="5"/>author_rating = author.update_rating(Post, Comment)</text:p>
      <text:p text:style-name="P22"><text:s text:c="5"/>author_name = User.objects.get(pk=author.user_id).username</text:p>
      <text:p text:style-name="P22"><text:s text:c="5"/>print('{0:7s} : {1}'.format(author_name, author_rating))</text:p>
      <text:p text:style-name="P8">ivanov <text:s/>: <text:span text:style-name="T38">47</text:span></text:p>
      <text:p text:style-name="P22">petrov <text:s/>: <text:span text:style-name="T38">45</text:span></text:p>
      <text:p text:style-name="P22">sidorov : 70</text:p>
      <text:p text:style-name="P7"><text:span text:style-name="T33">9</text:span><text:span text:style-name="T30">. </text:span><text:span text:style-name="T33">Вывести username и рейтинг лучшего пользователя</text:span></text:p>
      <text:p text:style-name="P10">&gt;&gt;&gt; best_author = Author.objects.all().order_by('-rating').values('user_id', 'rating')[0]</text:p>
      <text:p text:style-name="P27">&gt;&gt;&gt; best_author_username = User.objects.get(pk=best_author['user_id']).username</text:p>
      <text:p text:style-name="P27">&gt;&gt;&gt; best_author_rating = best_author['rating']</text:p>
      <text:p text:style-name="P27">&gt;&gt;&gt; print(best_author_username, best_author_rating)</text:p>
      <text:p text:style-name="P27">sidorov 70</text:p>
      <text:p text:style-name="P13">10. Вывести дату добавления,usernsme автора, рейтинг, заголовок и превью лучшей статьи</text:p>
      <text:p text:style-name="P7">&gt;&gt;&gt; best_article = Post.best_article()</text:p>
      <text:p text:style-name="P7">Лучшая статья (на на основе лайков/дислайков к ней<text:span text:style-name="T24">)</text:span></text:p>
      <text:p text:style-name="P21">Дата добавления: 2022-06-14 15:16:54</text:p>
      <text:p text:style-name="P21">username автора: ivanov</text:p>
      <text:p text:style-name="P21">рейтинг статьи : 5</text:p>
      <text:p text:style-name="P21">заголовок : Ожидаю, что Ред Булл будет терять очки, вся борьба за титул впереди</text:p>
      <text:p text:style-name="P21">превью <text:s/>: После двойного схода Феррари на Гран-при Азербайджана Макс Ферстаппен опережает напарника Серхио Переса на 21 очко, Шарля Ле...</text:p>
      <text:p text:style-name="P13">11. Вывестивсе комментарии (дата, пользователь, рейтинг, текст) к этой статье</text:p>
      <text:p text:style-name="P7">&gt;&gt;&gt; Comment.show_comments(best_article)</text:p>
      <text:p text:style-name="P7">Комментарии к статье:</text:p>
      <text:p text:style-name="P21">После двойного схода Феррари на Гран-при Азербайджана Макс Ферстаппен опережает напарника Серхио Переса на 21 очко, Шарля Ле ...</text:p>
      <text:p text:style-name="P21">-------------------------------------------</text:p>
      <text:p text:style-name="P21">Комментарий № 1</text:p>
      <text:p text:style-name="P21">Дата: 2022-06-15 09:40:44</text:p>
      <text:p text:style-name="P21">Пользователь: sidorov</text:p>
      <text:p text:style-name="P21">Рейтинг комментария: 2</text:p>
      <text:p text:style-name="P21">Текст комментария: Очень хорошая статья</text:p>
      <text:p text:style-name="P21">-------------------------------------------</text:p>
      <text:p text:style-name="P21">Комментарий № 5</text:p>
      <text:p text:style-name="P21">Дата: 2022-06-15 09:52:19</text:p>
      <text:p text:style-name="P21">Пользователь: users</text:p>
      <text:p text:style-name="P21">Рейтинг комментария: 5</text:p>
      <text:p text:style-name="P21">Текст комментария: Статья содержит ошибки в тексте</text:p>
      <text:p text:style-name="P21">-------------------------------------------</text:p>
      <text:p text:style-name="P21">Комментарий № 9</text:p>
      <text:p text:style-name="P21">Дата: 2022-06-17 09:08:12</text:p>
      <text:p text:style-name="P21">Пользователь: ivanov</text:p>
      <text:p text:style-name="P21">Рейтинг комментария: 16</text:p>
      <text:p text:style-name="P21">Текст комментария: И вовсе это неинтересно</text:p>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01cm" fo:margin-bottom="1.401cm" fo:margin-left="1.401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4T13:19:47.367703749</meta:creation-date>
    <dc:date>2022-06-18T17:39:31.977841168</dc:date>
    <meta:editing-duration>PT9H21M2S</meta:editing-duration>
    <meta:editing-cycles>17</meta:editing-cycles>
    <meta:generator>LibreOffice/6.4.7.2$Linux_X86_64 LibreOffice_project/40$Build-2</meta:generator>
    <meta:document-statistic meta:table-count="0" meta:image-count="0" meta:object-count="0" meta:page-count="4" meta:paragraph-count="155" meta:word-count="1359" meta:character-count="10589" meta:non-whitespace-character-count="9354"/>
  </office:meta>
</office:document-meta>
</file>